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ntentNegotiatingViewResolverTests.resolveViewContentTypeNu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ContentNegotiatingViewResolverTests.resolveViewNameWithPathExten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ContentNegotiatingViewResolverTests.resolveViewNoMatchUseUnacceptableStatu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ContentNegotiatingViewResolverTests.createViewResolv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ContentNegotiatingViewResolverTests.resolveViewNoMatc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ContentNegotiatingViewResolverTests.getMediaTypeAcceptHeaderWithProduc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ontentNegotiatingViewResolverTests.resetRequestContextHol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entNegotiatingViewResolverTests.resolveViewNameAcceptHeaderDefaultView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ContentNegotiatingViewResolverTests.resolveQuality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ContentNegotiatingViewResolverTests.resolveViewNameAcceptHeaderWithSuffi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ContentNegotiatingViewResolverTests.resolveViewNameWithRequestParame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ContentNegotiatingViewResolverTests.resolveViewNameAcceptHea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ContentNegotiatingViewResolverTests.resolveViewNameWithAcceptHea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ContentNegotiatingViewResolverTests.resolveViewNameAcceptHeaderSortByQuali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ContentNegotiatingViewResolverTests.resolveViewNameWithInvalidAcceptHea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ontentNegotiatingViewResolverTests.resolveViewNameFile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ContentNegotiatingViewResolverTests.nestedViewResolverIsNotSpringB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ContentNegotiatingViewResolverTests.resolveViewNameWithDefaultConten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ContentNegotiatingViewResolverTests.resolveViewNameRedirectView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ContentNegotiatingViewResolverTests.resolveViewNameFilenameDefaultView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8">
            <text:p text:style-name="Table_20_Contents">2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